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6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Courier New'" style:font-family-generic="modern" style:font-pitch="fixed" fo:font-weight="bold"/>
    </style:style>
    <style:style style:name="P3" style:family="paragraph">
      <style:text-properties fo:font-family="'Courier New'" style:font-family-generic="modern" style:font-pitch="fixed" fo:font-weight="bold"/>
    </style:style>
    <style:style style:name="T1" style:family="text">
      <style:text-properties fo:font-family="'Courier New'" style:font-family-generic="modern" style:font-pitch="fixed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655cm" svg:height="4.079cm" svg:x="0cm" svg:y="0cm">
          <text:p/>
        </draw:rect>
        <draw:frame draw:style-name="gr2" draw:text-style-name="P3" draw:layer="layout" svg:width="8.503cm" svg:height="3.851cm" svg:x="0.221cm" svg:y="0.386cm">
          <draw:text-box>
            <text:p text:style-name="P2"><text:span text:style-name="T1">/* ProgramA <text:s text:c="7"/>*/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::Requires 'ProgramC'</text:span></text:p>
          </draw:text-box>
        </draw:frame>
        <draw:rect draw:style-name="gr1" draw:text-style-name="P1" draw:layer="layout" svg:width="8.655cm" svg:height="4.079cm" svg:x="12.276cm" svg:y="0cm">
          <text:p/>
        </draw:rect>
        <draw:frame draw:style-name="gr2" draw:text-style-name="P3" draw:layer="layout" svg:width="8.503cm" svg:height="3.851cm" svg:x="12.497cm" svg:y="0.386cm">
          <draw:text-box>
            <text:p text:style-name="P2"><text:span text:style-name="T1">/* ProgramB <text:s text:c="7"/>*/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::Requires 'ProgramC'</text:span></text:p>
          </draw:text-box>
        </draw:frame>
        <draw:rect draw:style-name="gr1" draw:text-style-name="P1" draw:layer="layout" svg:width="8.655cm" svg:height="4.079cm" svg:x="6.229cm" svg:y="6.23cm">
          <text:p/>
        </draw:rect>
        <draw:frame draw:style-name="gr2" draw:text-style-name="P3" draw:layer="layout" svg:width="8.503cm" svg:height="3.851cm" svg:x="6.45cm" svg:y="6.616cm">
          <draw:text-box>
            <text:p text:style-name="P2"><text:span text:style-name="T1">/* ProgramC <text:s text:c="7"/>*/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</draw:text-box>
        </draw:frame>
        <draw:line draw:style-name="gr3" draw:text-style-name="P1" draw:layer="layout" svg:x1="7.827cm" svg:y1="4.189cm" svg:x2="7.827cm" svg:y2="6.284cm">
          <text:p/>
        </draw:line>
        <draw:line draw:style-name="gr3" draw:text-style-name="P1" draw:layer="layout" svg:x1="13.229cm" svg:y1="4.161cm" svg:x2="13.229cm" svg:y2="6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0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1T06:33:16</meta:creation-date>
    <dc:date>2009-01-21T06:43:43</dc:date>
    <dc:language>en-US</dc:language>
    <meta:editing-cycles>2</meta:editing-cycles>
    <meta:editing-duration>PT10M2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